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7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8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a35a08" officeooo:paragraph-rsid="0c63c0e4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c6e96f" officeooo:paragraph-rsid="0c63532e" style:font-weight-asian="bold" style:font-weight-complex="bold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DejaVu Sans" fo:font-size="9pt" fo:font-weight="normal" officeooo:rsid="07f13a54" officeooo:paragraph-rsid="0c991d50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c991d50" officeooo:paragraph-rsid="0c991d50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officeooo:rsid="07a35a08" officeooo:paragraph-rsid="0b6791fb"/>
    </style:style>
    <style:style style:name="P33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DejaVu Sans" officeooo:paragraph-rsid="0ba4860e"/>
    </style:style>
    <style:style style:name="P35" style:family="paragraph" style:parent-style-name="Standard">
      <style:text-properties style:font-name="DejaVu Sans" officeooo:paragraph-rsid="09e061fb"/>
    </style:style>
    <style:style style:name="P36" style:family="paragraph" style:parent-style-name="Standard">
      <style:text-properties style:font-name="DejaVu Sans" officeooo:rsid="07c6e96f" officeooo:paragraph-rsid="07c6e96f"/>
    </style:style>
    <style:style style:name="P37" style:family="paragraph" style:parent-style-name="Standard">
      <style:text-properties style:font-name="DejaVu Sans" officeooo:paragraph-rsid="0c2053c7"/>
    </style:style>
    <style:style style:name="P38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39" style:family="paragraph" style:parent-style-name="Standard">
      <loext:graphic-properties draw:fill="none"/>
      <style:paragraph-properties fo:background-color="transparent"/>
      <style:text-properties style:font-name="DejaVu Sans" officeooo:paragraph-rsid="0c6091f4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c620f84" style:font-size-asian="9pt" style:font-weight-asian="bold" style:font-size-complex="9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5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59" style:family="paragraph" style:parent-style-name="Standard">
      <style:text-properties style:font-name="DejaVu Sans" fo:font-size="9pt" fo:font-weight="normal" officeooo:rsid="076cbfaa" officeooo:paragraph-rsid="077f9806" style:font-size-asian="9pt" style:font-weight-asian="normal" style:font-size-complex="9pt" style:font-weight-complex="normal"/>
    </style:style>
    <style:style style:name="P60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022a9d" officeooo:paragraph-rsid="0b5bb820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DejaVu Sans" fo:font-size="9pt" fo:font-weight="normal" officeooo:rsid="0b63a8f9" officeooo:paragraph-rsid="0c991d50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DejaVu Sans" fo:font-size="9pt" fo:font-weight="normal" officeooo:rsid="0c083243" officeooo:paragraph-rsid="0c03f54b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DejaVu Sans" fo:font-size="9pt" fo:font-weight="normal" officeooo:rsid="0bca3472" officeooo:paragraph-rsid="0bca3472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DejaVu Sans" fo:font-size="9pt" fo:font-weight="normal" officeooo:rsid="07c6e96f" officeooo:paragraph-rsid="0bda54d7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DejaVu Sans" fo:font-size="9pt" fo:font-weight="normal" officeooo:rsid="0c1547ff" officeooo:paragraph-rsid="0c1547ff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DejaVu Sans" fo:font-size="9pt" fo:font-weight="normal" officeooo:rsid="0c18f928" officeooo:paragraph-rsid="0c18f928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DejaVu Sans" fo:font-size="9pt" fo:font-weight="normal" officeooo:rsid="0c1a79a0" officeooo:paragraph-rsid="0c1a79a0" style:font-size-asian="9pt" style:font-weight-asian="normal" style:font-size-complex="9pt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DejaVu Sans" fo:font-size="9pt" fo:font-style="normal" fo:font-weight="normal" officeooo:rsid="0c083243" officeooo:paragraph-rsid="0c0f7e7f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71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DejaVu Sans" fo:font-size="9pt" fo:font-weight="bold" officeooo:rsid="07c6e96f" officeooo:paragraph-rsid="0cc52fcc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DejaVu Sans" fo:font-size="9pt" fo:font-weight="bold" officeooo:rsid="07c6e96f" officeooo:paragraph-rsid="0cd07fe2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DejaVu Sans" fo:font-size="9pt" fo:font-weight="bold" officeooo:rsid="07c6e96f" officeooo:paragraph-rsid="0cd0d1ff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78" style:family="paragraph" style:parent-style-name="Standard">
      <style:text-properties style:font-name="DejaVu Sans" fo:font-style="normal" fo:font-weight="normal" officeooo:rsid="0c3ad249" officeooo:paragraph-rsid="0c3d2ebb" style:font-style-asian="normal" style:font-weight-asian="normal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80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81" style:family="paragraph" style:parent-style-name="Standard">
      <style:text-properties style:font-name="DejaVu Sans" fo:font-weight="bold" officeooo:rsid="077a6193" officeooo:paragraph-rsid="0cafae2b" style:font-weight-asian="bold" style:font-weight-complex="bold"/>
    </style:style>
    <style:style style:name="P82" style:family="paragraph" style:parent-style-name="Standard">
      <style:text-properties style:font-name="DejaVu Sans" fo:font-style="italic" fo:font-weight="bold" officeooo:rsid="0c3ad249" officeooo:paragraph-rsid="0cb39bcb" style:font-style-asian="italic" style:font-weight-asian="bold" style:font-style-complex="italic" style:font-weight-complex="bold"/>
    </style:style>
    <style:style style:name="P83" style:family="paragraph" style:parent-style-name="Standard">
      <style:text-properties style:font-name="DejaVu Sans" fo:font-style="italic" fo:font-weight="bold" officeooo:rsid="0c3ad249" officeooo:paragraph-rsid="0cb8e730" style:font-style-asian="italic" style:font-weight-asian="bold" style:font-style-complex="italic" style:font-weight-complex="bold"/>
    </style:style>
    <style:style style:name="P84" style:family="paragraph" style:parent-style-name="Standard">
      <style:text-properties officeooo:paragraph-rsid="0cb08d7f"/>
    </style:style>
    <style:style style:name="P85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86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87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88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90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bold" officeooo:rsid="0707c051" officeooo:paragraph-rsid="0cd5fdfb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ce2a641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bold" officeooo:rsid="07f952ae" officeooo:paragraph-rsid="0ce49c63" style:font-size-asian="9pt" style:font-style-asian="normal" style:font-weight-asian="bold" style:font-size-complex="9pt" style:font-style-complex="normal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officeooo:paragraph-rsid="0cd5fdfb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officeooo:paragraph-rsid="0cde0706"/>
    </style:style>
    <style:style style:name="P97" style:family="paragraph" style:parent-style-name="Heading_20_2">
      <style:text-properties style:font-name="DejaVu Sans"/>
    </style:style>
    <style:style style:name="P98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8d8381" style:font-weight-asian="normal" style:font-weight-complex="normal"/>
    </style:style>
    <style:style style:name="T13" style:family="text">
      <style:text-properties fo:font-weight="normal" officeooo:rsid="078ec45b" style:font-weight-asian="normal" style:font-weight-complex="normal"/>
    </style:style>
    <style:style style:name="T14" style:family="text">
      <style:text-properties fo:font-weight="normal" officeooo:rsid="0796756f" style:font-weight-asian="normal" style:font-weight-complex="normal"/>
    </style:style>
    <style:style style:name="T15" style:family="text">
      <style:text-properties fo:font-weight="normal" officeooo:rsid="079a7e72" style:font-weight-asian="normal" style:font-weight-complex="normal"/>
    </style:style>
    <style:style style:name="T16" style:family="text">
      <style:text-properties fo:font-weight="normal" officeooo:rsid="079ecb72" style:font-weight-asian="normal" style:font-weight-complex="normal"/>
    </style:style>
    <style:style style:name="T17" style:family="text">
      <style:text-properties fo:font-weight="normal" officeooo:rsid="07a244ef" style:font-weight-asian="normal" style:font-weight-complex="normal"/>
    </style:style>
    <style:style style:name="T18" style:family="text">
      <style:text-properties fo:font-weight="normal" officeooo:rsid="07a6fb7f" style:font-weight-asian="normal" style:font-weight-complex="normal"/>
    </style:style>
    <style:style style:name="T19" style:family="text">
      <style:text-properties fo:font-weight="normal" officeooo:rsid="07b177b5" style:font-weight-asian="normal" style:font-weight-complex="normal"/>
    </style:style>
    <style:style style:name="T20" style:family="text">
      <style:text-properties fo:font-weight="normal" officeooo:rsid="07b49e01" style:font-weight-asian="normal" style:font-weight-complex="normal"/>
    </style:style>
    <style:style style:name="T21" style:family="text">
      <style:text-properties fo:font-weight="normal" officeooo:rsid="07bf6f8b" style:font-weight-asian="normal" style:font-weight-complex="normal"/>
    </style:style>
    <style:style style:name="T22" style:family="text">
      <style:text-properties fo:font-weight="normal" officeooo:rsid="07c2ddcb" style:font-weight-asian="normal" style:font-weight-complex="normal"/>
    </style:style>
    <style:style style:name="T23" style:family="text">
      <style:text-properties fo:font-weight="normal" officeooo:rsid="07c4ffdd" style:font-weight-asian="normal" style:font-weight-complex="normal"/>
    </style:style>
    <style:style style:name="T24" style:family="text">
      <style:text-properties fo:font-weight="normal" officeooo:rsid="07c9927b" style:font-weight-asian="normal" style:font-weight-complex="normal"/>
    </style:style>
    <style:style style:name="T25" style:family="text">
      <style:text-properties fo:font-weight="normal" officeooo:rsid="07cb3eb5" style:font-weight-asian="normal" style:font-weight-complex="normal"/>
    </style:style>
    <style:style style:name="T26" style:family="text">
      <style:text-properties fo:font-weight="normal" officeooo:rsid="07cd188b" style:font-weight-asian="normal" style:font-weight-complex="normal"/>
    </style:style>
    <style:style style:name="T27" style:family="text">
      <style:text-properties fo:font-weight="normal" officeooo:rsid="084802bf" style:font-weight-asian="normal" style:font-weight-complex="normal"/>
    </style:style>
    <style:style style:name="T28" style:family="text">
      <style:text-properties fo:font-weight="normal" officeooo:rsid="092fe008" style:font-weight-asian="normal" style:font-weight-complex="normal"/>
    </style:style>
    <style:style style:name="T29" style:family="text">
      <style:text-properties fo:font-weight="normal" officeooo:rsid="094194a2" style:font-weight-asian="normal" style:font-weight-complex="normal"/>
    </style:style>
    <style:style style:name="T30" style:family="text">
      <style:text-properties fo:font-weight="normal" officeooo:rsid="0941bd90" style:font-weight-asian="normal" style:font-weight-complex="normal"/>
    </style:style>
    <style:style style:name="T31" style:family="text">
      <style:text-properties fo:font-weight="normal" officeooo:rsid="0947c4d3" style:font-weight-asian="normal" style:font-weight-complex="normal"/>
    </style:style>
    <style:style style:name="T32" style:family="text">
      <style:text-properties fo:font-weight="normal" officeooo:rsid="09484ac5" style:font-weight-asian="normal" style:font-weight-complex="normal"/>
    </style:style>
    <style:style style:name="T33" style:family="text">
      <style:text-properties fo:font-weight="normal" officeooo:rsid="09b7d988" style:font-weight-asian="normal" style:font-weight-complex="normal"/>
    </style:style>
    <style:style style:name="T34" style:family="text">
      <style:text-properties fo:font-weight="normal" officeooo:rsid="09df47d9" style:font-weight-asian="normal" style:font-weight-complex="normal"/>
    </style:style>
    <style:style style:name="T35" style:family="text">
      <style:text-properties fo:font-weight="normal" officeooo:rsid="09e283d9" style:font-weight-asian="normal" style:font-weight-complex="normal"/>
    </style:style>
    <style:style style:name="T36" style:family="text">
      <style:text-properties fo:font-weight="normal" officeooo:rsid="09e9520c" style:font-weight-asian="normal" style:font-weight-complex="normal"/>
    </style:style>
    <style:style style:name="T37" style:family="text">
      <style:text-properties fo:font-weight="normal" officeooo:rsid="09e9f875" style:font-weight-asian="normal" style:font-weight-complex="normal"/>
    </style:style>
    <style:style style:name="T38" style:family="text">
      <style:text-properties fo:font-weight="normal" officeooo:rsid="09eb64ac" style:font-weight-asian="normal" style:font-weight-complex="normal"/>
    </style:style>
    <style:style style:name="T39" style:family="text">
      <style:text-properties fo:font-weight="normal" officeooo:rsid="0a2359e9" style:font-weight-asian="normal" style:font-weight-complex="normal"/>
    </style:style>
    <style:style style:name="T40" style:family="text">
      <style:text-properties fo:font-weight="normal" officeooo:rsid="0a3dd1a3" style:font-weight-asian="normal" style:font-weight-complex="normal"/>
    </style:style>
    <style:style style:name="T41" style:family="text">
      <style:text-properties fo:font-weight="normal" officeooo:rsid="0b2343fe" style:font-weight-asian="normal" style:font-weight-complex="normal"/>
    </style:style>
    <style:style style:name="T42" style:family="text">
      <style:text-properties fo:font-weight="normal" officeooo:rsid="0b2582f7" style:font-weight-asian="normal" style:font-weight-complex="normal"/>
    </style:style>
    <style:style style:name="T43" style:family="text">
      <style:text-properties fo:font-weight="normal" officeooo:rsid="0b34b8e0" style:font-weight-asian="normal" style:font-weight-complex="normal"/>
    </style:style>
    <style:style style:name="T44" style:family="text">
      <style:text-properties fo:font-weight="normal" officeooo:rsid="0b35839a" style:font-weight-asian="normal" style:font-weight-complex="normal"/>
    </style:style>
    <style:style style:name="T45" style:family="text">
      <style:text-properties fo:font-weight="normal" officeooo:rsid="0b4aad45" style:font-weight-asian="normal" style:font-weight-complex="normal"/>
    </style:style>
    <style:style style:name="T46" style:family="text">
      <style:text-properties fo:font-weight="normal" officeooo:rsid="0b5db015" style:font-weight-asian="normal" style:font-weight-complex="normal"/>
    </style:style>
    <style:style style:name="T47" style:family="text">
      <style:text-properties fo:font-weight="normal" officeooo:rsid="0b73c530" style:font-weight-asian="normal" style:font-weight-complex="normal"/>
    </style:style>
    <style:style style:name="T48" style:family="text">
      <style:text-properties fo:font-weight="normal" officeooo:rsid="0b755225" style:font-weight-asian="normal" style:font-weight-complex="normal"/>
    </style:style>
    <style:style style:name="T49" style:family="text">
      <style:text-properties fo:font-weight="normal" officeooo:rsid="0b783070" style:font-weight-asian="normal" style:font-weight-complex="normal"/>
    </style:style>
    <style:style style:name="T50" style:family="text">
      <style:text-properties fo:font-weight="normal" officeooo:rsid="0b7a5baa" style:font-weight-asian="normal" style:font-weight-complex="normal"/>
    </style:style>
    <style:style style:name="T51" style:family="text">
      <style:text-properties fo:font-weight="normal" officeooo:rsid="0b7f56e4" style:font-weight-asian="normal" style:font-weight-complex="normal"/>
    </style:style>
    <style:style style:name="T52" style:family="text">
      <style:text-properties fo:font-weight="normal" officeooo:rsid="0b89e4fa" style:font-weight-asian="normal" style:font-weight-complex="normal"/>
    </style:style>
    <style:style style:name="T53" style:family="text">
      <style:text-properties fo:font-weight="normal" officeooo:rsid="0bca3472" style:font-weight-asian="normal" style:font-weight-complex="normal"/>
    </style:style>
    <style:style style:name="T54" style:family="text">
      <style:text-properties fo:font-weight="normal" officeooo:rsid="0bcbd94f" style:font-weight-asian="normal" style:font-weight-complex="normal"/>
    </style:style>
    <style:style style:name="T55" style:family="text">
      <style:text-properties fo:font-weight="normal" officeooo:rsid="0bcc02ba" style:font-weight-asian="normal" style:font-weight-complex="normal"/>
    </style:style>
    <style:style style:name="T56" style:family="text">
      <style:text-properties fo:font-weight="normal" officeooo:rsid="0bd205ae" style:font-weight-asian="normal" style:font-weight-complex="normal"/>
    </style:style>
    <style:style style:name="T57" style:family="text">
      <style:text-properties fo:font-weight="normal" officeooo:rsid="0bd20b61" style:font-weight-asian="normal" style:font-weight-complex="normal"/>
    </style:style>
    <style:style style:name="T58" style:family="text">
      <style:text-properties fo:font-weight="normal" officeooo:rsid="0bd385fb" style:font-weight-asian="normal" style:font-weight-complex="normal"/>
    </style:style>
    <style:style style:name="T59" style:family="text">
      <style:text-properties fo:font-weight="normal" officeooo:rsid="0bd40b18" style:font-weight-asian="normal" style:font-weight-complex="normal"/>
    </style:style>
    <style:style style:name="T60" style:family="text">
      <style:text-properties fo:font-weight="normal" officeooo:rsid="0bd510f1" style:font-weight-asian="normal" style:font-weight-complex="normal"/>
    </style:style>
    <style:style style:name="T61" style:family="text">
      <style:text-properties fo:font-weight="normal" officeooo:rsid="0bd5f2d2" style:font-weight-asian="normal" style:font-weight-complex="normal"/>
    </style:style>
    <style:style style:name="T62" style:family="text">
      <style:text-properties fo:font-weight="normal" officeooo:rsid="0bd7710e" style:font-weight-asian="normal" style:font-weight-complex="normal"/>
    </style:style>
    <style:style style:name="T63" style:family="text">
      <style:text-properties fo:font-weight="normal" officeooo:rsid="0bd7ec41" style:font-weight-asian="normal" style:font-weight-complex="normal"/>
    </style:style>
    <style:style style:name="T64" style:family="text">
      <style:text-properties fo:font-weight="normal" officeooo:rsid="0bda54d7" style:font-weight-asian="normal" style:font-weight-complex="normal"/>
    </style:style>
    <style:style style:name="T65" style:family="text">
      <style:text-properties fo:font-weight="normal" officeooo:rsid="0bdc0fe7" style:font-weight-asian="normal" style:font-weight-complex="normal"/>
    </style:style>
    <style:style style:name="T66" style:family="text">
      <style:text-properties fo:font-weight="normal" officeooo:rsid="0bdd9319" style:font-weight-asian="normal" style:font-weight-complex="normal"/>
    </style:style>
    <style:style style:name="T67" style:family="text">
      <style:text-properties fo:font-weight="normal" officeooo:rsid="0bdeab4d" style:font-weight-asian="normal" style:font-weight-complex="normal"/>
    </style:style>
    <style:style style:name="T68" style:family="text">
      <style:text-properties fo:font-weight="normal" officeooo:rsid="0be165db" style:font-weight-asian="normal" style:font-weight-complex="normal"/>
    </style:style>
    <style:style style:name="T69" style:family="text">
      <style:text-properties fo:font-weight="normal" officeooo:rsid="0be21f3b" style:font-weight-asian="normal" style:font-weight-complex="normal"/>
    </style:style>
    <style:style style:name="T70" style:family="text">
      <style:text-properties fo:font-weight="normal" officeooo:rsid="0be2bff0" style:font-weight-asian="normal" style:font-weight-complex="normal"/>
    </style:style>
    <style:style style:name="T71" style:family="text">
      <style:text-properties fo:font-weight="normal" officeooo:rsid="0be30738" style:font-weight-asian="normal" style:font-weight-complex="normal"/>
    </style:style>
    <style:style style:name="T72" style:family="text">
      <style:text-properties fo:font-weight="normal" officeooo:rsid="0be70bf3" style:font-weight-asian="normal" style:font-weight-complex="normal"/>
    </style:style>
    <style:style style:name="T73" style:family="text">
      <style:text-properties fo:font-weight="normal" officeooo:rsid="0be8a31d" style:font-weight-asian="normal" style:font-weight-complex="normal"/>
    </style:style>
    <style:style style:name="T74" style:family="text">
      <style:text-properties fo:font-weight="normal" officeooo:rsid="0beb9e56" style:font-weight-asian="normal" style:font-weight-complex="normal"/>
    </style:style>
    <style:style style:name="T75" style:family="text">
      <style:text-properties fo:font-weight="normal" officeooo:rsid="0becf336" style:font-weight-asian="normal" style:font-weight-complex="normal"/>
    </style:style>
    <style:style style:name="T76" style:family="text">
      <style:text-properties fo:font-weight="normal" officeooo:rsid="0bf132b3" style:font-weight-asian="normal" style:font-weight-complex="normal"/>
    </style:style>
    <style:style style:name="T77" style:family="text">
      <style:text-properties fo:font-weight="normal" officeooo:rsid="0bf18676" style:font-weight-asian="normal" style:font-weight-complex="normal"/>
    </style:style>
    <style:style style:name="T78" style:family="text">
      <style:text-properties fo:font-weight="normal" officeooo:rsid="0bf54c68" style:font-weight-asian="normal" style:font-weight-complex="normal"/>
    </style:style>
    <style:style style:name="T79" style:family="text">
      <style:text-properties fo:font-weight="normal" officeooo:rsid="0bf6d6c9" style:font-weight-asian="normal" style:font-weight-complex="normal"/>
    </style:style>
    <style:style style:name="T80" style:family="text">
      <style:text-properties fo:font-weight="normal" officeooo:rsid="0bf707b8" style:font-weight-asian="normal" style:font-weight-complex="normal"/>
    </style:style>
    <style:style style:name="T81" style:family="text">
      <style:text-properties fo:font-weight="normal" officeooo:rsid="0bf8a5a3" style:font-weight-asian="normal" style:font-weight-complex="normal"/>
    </style:style>
    <style:style style:name="T82" style:family="text">
      <style:text-properties fo:font-weight="normal" officeooo:rsid="0bfa4d78" style:font-weight-asian="normal" style:font-weight-complex="normal"/>
    </style:style>
    <style:style style:name="T83" style:family="text">
      <style:text-properties fo:font-weight="normal" officeooo:rsid="0bfb28cd" style:font-weight-asian="normal" style:font-weight-complex="normal"/>
    </style:style>
    <style:style style:name="T84" style:family="text">
      <style:text-properties fo:font-weight="normal" officeooo:rsid="0bfc51a2" style:font-weight-asian="normal" style:font-weight-complex="normal"/>
    </style:style>
    <style:style style:name="T85" style:family="text">
      <style:text-properties fo:font-weight="normal" officeooo:rsid="0bfe90b4" style:font-weight-asian="normal" style:font-weight-complex="normal"/>
    </style:style>
    <style:style style:name="T86" style:family="text">
      <style:text-properties fo:font-weight="normal" officeooo:rsid="0c0047bc" style:font-weight-asian="normal" style:font-weight-complex="normal"/>
    </style:style>
    <style:style style:name="T87" style:family="text">
      <style:text-properties fo:font-weight="normal" officeooo:rsid="0c022a9d" style:font-weight-asian="normal" style:font-weight-complex="normal"/>
    </style:style>
    <style:style style:name="T88" style:family="text">
      <style:text-properties fo:font-weight="normal" officeooo:rsid="0c083243" style:font-weight-asian="normal" style:font-weight-complex="normal"/>
    </style:style>
    <style:style style:name="T89" style:family="text">
      <style:text-properties fo:font-weight="normal" officeooo:rsid="0c0e80f2" style:font-weight-asian="normal" style:font-weight-complex="normal"/>
    </style:style>
    <style:style style:name="T90" style:family="text">
      <style:text-properties fo:font-weight="normal" officeooo:rsid="0c10c48e" style:font-weight-asian="normal" style:font-weight-complex="normal"/>
    </style:style>
    <style:style style:name="T91" style:family="text">
      <style:text-properties fo:font-weight="normal" officeooo:rsid="0c10ec98" style:font-weight-asian="normal" style:font-weight-complex="normal"/>
    </style:style>
    <style:style style:name="T92" style:family="text">
      <style:text-properties fo:font-weight="normal" officeooo:rsid="0c1133f2" style:font-weight-asian="normal" style:font-weight-complex="normal"/>
    </style:style>
    <style:style style:name="T93" style:family="text">
      <style:text-properties fo:font-weight="normal" officeooo:rsid="0c1547ff" style:font-weight-asian="normal" style:font-weight-complex="normal"/>
    </style:style>
    <style:style style:name="T94" style:family="text">
      <style:text-properties fo:font-weight="normal" officeooo:rsid="0c16dd4e" style:font-weight-asian="normal" style:font-weight-complex="normal"/>
    </style:style>
    <style:style style:name="T95" style:family="text">
      <style:text-properties fo:font-weight="normal" officeooo:rsid="0c18c2c9" style:font-weight-asian="normal" style:font-weight-complex="normal"/>
    </style:style>
    <style:style style:name="T96" style:family="text">
      <style:text-properties fo:font-weight="normal" officeooo:rsid="0c18f928" style:font-weight-asian="normal" style:font-weight-complex="normal"/>
    </style:style>
    <style:style style:name="T97" style:family="text">
      <style:text-properties fo:font-weight="normal" officeooo:rsid="0c19fc92" style:font-weight-asian="normal" style:font-weight-complex="normal"/>
    </style:style>
    <style:style style:name="T98" style:family="text">
      <style:text-properties fo:font-weight="normal" officeooo:rsid="0c1a79a0" style:font-weight-asian="normal" style:font-weight-complex="normal"/>
    </style:style>
    <style:style style:name="T99" style:family="text">
      <style:text-properties fo:font-weight="normal" officeooo:rsid="0c1df09e" style:font-weight-asian="normal" style:font-weight-complex="normal"/>
    </style:style>
    <style:style style:name="T100" style:family="text">
      <style:text-properties fo:font-weight="normal" officeooo:rsid="077a6193" style:font-weight-asian="normal" style:font-weight-complex="normal"/>
    </style:style>
    <style:style style:name="T101" style:family="text">
      <style:text-properties fo:font-weight="normal" officeooo:rsid="0c23ab53" style:font-weight-asian="normal" style:font-weight-complex="normal"/>
    </style:style>
    <style:style style:name="T102" style:family="text">
      <style:text-properties fo:font-weight="normal" officeooo:rsid="0c2613a0" style:font-weight-asian="normal" style:font-weight-complex="normal"/>
    </style:style>
    <style:style style:name="T103" style:family="text">
      <style:text-properties fo:font-weight="normal" officeooo:rsid="0c280fc5" style:font-weight-asian="normal" style:font-weight-complex="normal"/>
    </style:style>
    <style:style style:name="T104" style:family="text">
      <style:text-properties fo:font-weight="normal" officeooo:rsid="0c29dd91" style:font-weight-asian="normal" style:font-weight-complex="normal"/>
    </style:style>
    <style:style style:name="T105" style:family="text">
      <style:text-properties fo:font-weight="normal" officeooo:rsid="0c29ea17" style:font-weight-asian="normal" style:font-weight-complex="normal"/>
    </style:style>
    <style:style style:name="T106" style:family="text">
      <style:text-properties fo:font-weight="normal" officeooo:rsid="0c2ba8cc" style:font-weight-asian="normal" style:font-weight-complex="normal"/>
    </style:style>
    <style:style style:name="T107" style:family="text">
      <style:text-properties fo:font-weight="normal" officeooo:rsid="0c2c3da8" style:font-weight-asian="normal" style:font-weight-complex="normal"/>
    </style:style>
    <style:style style:name="T108" style:family="text">
      <style:text-properties fo:font-weight="normal" officeooo:rsid="0c345b82" style:font-weight-asian="normal" style:font-weight-complex="normal"/>
    </style:style>
    <style:style style:name="T109" style:family="text">
      <style:text-properties fo:font-weight="normal" officeooo:rsid="0c39a56f" style:font-weight-asian="normal" style:font-weight-complex="normal"/>
    </style:style>
    <style:style style:name="T110" style:family="text">
      <style:text-properties fo:font-weight="normal" officeooo:rsid="09e8eb3b" style:font-weight-asian="normal" style:font-weight-complex="normal"/>
    </style:style>
    <style:style style:name="T111" style:family="text">
      <style:text-properties fo:font-weight="normal" officeooo:rsid="0c521899" style:font-weight-asian="normal" style:font-weight-complex="normal"/>
    </style:style>
    <style:style style:name="T112" style:family="text">
      <style:text-properties fo:font-weight="normal" officeooo:rsid="0c546ba0" style:font-weight-asian="normal" style:font-weight-complex="normal"/>
    </style:style>
    <style:style style:name="T113" style:family="text">
      <style:text-properties fo:font-weight="normal" officeooo:rsid="0c54cf55" style:font-weight-asian="normal" style:font-weight-complex="normal"/>
    </style:style>
    <style:style style:name="T114" style:family="text">
      <style:text-properties fo:font-weight="normal" officeooo:rsid="0c580c65" style:font-weight-asian="normal" style:font-weight-complex="normal"/>
    </style:style>
    <style:style style:name="T115" style:family="text">
      <style:text-properties fo:font-weight="normal" officeooo:rsid="0c585150" style:font-weight-asian="normal" style:font-weight-complex="normal"/>
    </style:style>
    <style:style style:name="T116" style:family="text">
      <style:text-properties fo:font-weight="normal" officeooo:rsid="0c589c58" style:font-weight-asian="normal" style:font-weight-complex="normal"/>
    </style:style>
    <style:style style:name="T117" style:family="text">
      <style:text-properties fo:font-weight="normal" officeooo:rsid="0c58e237" style:font-weight-asian="normal" style:font-weight-complex="normal"/>
    </style:style>
    <style:style style:name="T118" style:family="text">
      <style:text-properties fo:font-weight="normal" officeooo:rsid="0c5def2e" style:font-weight-asian="normal" style:font-weight-complex="normal"/>
    </style:style>
    <style:style style:name="T119" style:family="text">
      <style:text-properties fo:font-weight="normal" officeooo:rsid="0caa8684" style:font-weight-asian="normal" style:font-weight-complex="normal"/>
    </style:style>
    <style:style style:name="T120" style:family="text">
      <style:text-properties fo:font-weight="normal" officeooo:rsid="0caa9cdd" style:font-weight-asian="normal" style:font-weight-complex="normal"/>
    </style:style>
    <style:style style:name="T121" style:family="text">
      <style:text-properties fo:font-weight="normal" officeooo:rsid="0cb26d87" style:font-weight-asian="normal" style:font-weight-complex="normal"/>
    </style:style>
    <style:style style:name="T122" style:family="text">
      <style:text-properties fo:font-weight="normal" officeooo:rsid="0cb2f743" style:font-weight-asian="normal" style:font-weight-complex="normal"/>
    </style:style>
    <style:style style:name="T123" style:family="text">
      <style:text-properties fo:font-weight="normal" officeooo:rsid="0cc1adc8" style:font-weight-asian="normal" style:font-weight-complex="normal"/>
    </style:style>
    <style:style style:name="T124" style:family="text">
      <style:text-properties fo:font-weight="normal" officeooo:rsid="0cc41081" style:font-weight-asian="normal" style:font-weight-complex="normal"/>
    </style:style>
    <style:style style:name="T125" style:family="text">
      <style:text-properties fo:font-weight="normal" officeooo:rsid="0cc48d4b" style:font-weight-asian="normal" style:font-weight-complex="normal"/>
    </style:style>
    <style:style style:name="T126" style:family="text">
      <style:text-properties fo:font-weight="normal" officeooo:rsid="0cc49a18" style:font-weight-asian="normal" style:font-weight-complex="normal"/>
    </style:style>
    <style:style style:name="T127" style:family="text">
      <style:text-properties fo:font-weight="normal" officeooo:rsid="0cc4d26d" style:font-weight-asian="normal" style:font-weight-complex="normal"/>
    </style:style>
    <style:style style:name="T128" style:family="text">
      <style:text-properties fo:font-weight="normal" officeooo:rsid="0cc52fcc" style:font-weight-asian="normal" style:font-weight-complex="normal"/>
    </style:style>
    <style:style style:name="T129" style:family="text">
      <style:text-properties fo:font-weight="normal" officeooo:rsid="0cc5c4d9" style:font-weight-asian="normal" style:font-weight-complex="normal"/>
    </style:style>
    <style:style style:name="T130" style:family="text">
      <style:text-properties fo:font-weight="normal" officeooo:rsid="0cc6bb35" style:font-weight-asian="normal" style:font-weight-complex="normal"/>
    </style:style>
    <style:style style:name="T131" style:family="text">
      <style:text-properties fo:font-weight="normal" officeooo:rsid="0cc8f2c3" style:font-weight-asian="normal" style:font-weight-complex="normal"/>
    </style:style>
    <style:style style:name="T132" style:family="text">
      <style:text-properties fo:font-weight="normal" officeooo:rsid="0ccab5d8" style:font-weight-asian="normal" style:font-weight-complex="normal"/>
    </style:style>
    <style:style style:name="T133" style:family="text">
      <style:text-properties fo:font-weight="normal" officeooo:rsid="0ccea421" style:font-weight-asian="normal" style:font-weight-complex="normal"/>
    </style:style>
    <style:style style:name="T134" style:family="text">
      <style:text-properties fo:font-weight="normal" officeooo:rsid="0cceae9f" style:font-weight-asian="normal" style:font-weight-complex="normal"/>
    </style:style>
    <style:style style:name="T135" style:family="text">
      <style:text-properties fo:font-weight="normal" officeooo:rsid="0cd07fe2" style:font-weight-asian="normal" style:font-weight-complex="normal"/>
    </style:style>
    <style:style style:name="T136" style:family="text">
      <style:text-properties fo:font-weight="normal" officeooo:rsid="0cd0d1ff" style:font-weight-asian="normal" style:font-weight-complex="normal"/>
    </style:style>
    <style:style style:name="T137" style:family="text">
      <style:text-properties fo:font-weight="normal" officeooo:rsid="0cd2b6eb" style:font-weight-asian="normal" style:font-weight-complex="normal"/>
    </style:style>
    <style:style style:name="T138" style:family="text">
      <style:text-properties fo:font-weight="normal" officeooo:rsid="0ce49c63" style:font-weight-asian="normal" style:font-weight-complex="normal"/>
    </style:style>
    <style:style style:name="T139" style:family="text">
      <style:text-properties fo:font-weight="normal" officeooo:rsid="09ef1826" style:font-weight-asian="normal" style:font-weight-complex="normal"/>
    </style:style>
    <style:style style:name="T140" style:family="text">
      <style:text-properties fo:font-weight="normal" officeooo:rsid="0ce62e78" style:font-weight-asian="normal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cc1adc8" style:font-style-asian="italic" style:font-weight-asian="normal" style:font-style-complex="italic" style:font-weight-complex="normal"/>
    </style:style>
    <style:style style:name="T148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49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officeooo:rsid="0716bceb" style:font-style-asian="italic" style:font-style-complex="italic"/>
    </style:style>
    <style:style style:name="T152" style:family="text">
      <style:text-properties fo:font-style="italic" officeooo:rsid="0812a131" style:font-style-asian="italic" style:font-style-complex="italic"/>
    </style:style>
    <style:style style:name="T153" style:family="text">
      <style:text-properties fo:font-style="italic" officeooo:rsid="084802bf" style:font-style-asian="italic" style:font-style-complex="italic"/>
    </style:style>
    <style:style style:name="T154" style:family="text">
      <style:text-properties fo:font-style="italic" officeooo:rsid="07c387c6" style:font-style-asian="italic" style:font-style-complex="italic"/>
    </style:style>
    <style:style style:name="T155" style:family="text">
      <style:text-properties fo:font-style="italic" officeooo:rsid="0ba89c81" style:font-style-asian="italic" style:font-style-complex="italic"/>
    </style:style>
    <style:style style:name="T156" style:family="text">
      <style:text-properties fo:font-style="italic" officeooo:rsid="0bca3472" style:font-style-asian="italic" style:font-style-complex="italic"/>
    </style:style>
    <style:style style:name="T157" style:family="text">
      <style:text-properties fo:font-style="italic" officeooo:rsid="0bda54d7" style:font-style-asian="italic" style:font-style-complex="italic"/>
    </style:style>
    <style:style style:name="T158" style:family="text">
      <style:text-properties fo:font-style="italic" officeooo:rsid="0bdc0fe7" style:font-style-asian="italic" style:font-style-complex="italic"/>
    </style:style>
    <style:style style:name="T159" style:family="text">
      <style:text-properties fo:font-style="italic" officeooo:rsid="0be54b62" style:font-style-asian="italic" style:font-style-complex="italic"/>
    </style:style>
    <style:style style:name="T160" style:family="text">
      <style:text-properties fo:font-style="italic" officeooo:rsid="0c022a9d" style:font-style-asian="italic" style:font-style-complex="italic"/>
    </style:style>
    <style:style style:name="T161" style:family="text">
      <style:text-properties fo:font-style="italic" officeooo:rsid="0c10ec98" style:font-style-asian="italic" style:font-style-complex="italic"/>
    </style:style>
    <style:style style:name="T162" style:family="text">
      <style:text-properties fo:font-style="italic" officeooo:rsid="0c1547ff" style:font-style-asian="italic" style:font-style-complex="italic"/>
    </style:style>
    <style:style style:name="T163" style:family="text">
      <style:text-properties fo:font-style="italic" officeooo:rsid="0c18f928" style:font-style-asian="italic" style:font-style-complex="italic"/>
    </style:style>
    <style:style style:name="T164" style:family="text">
      <style:text-properties fo:font-style="italic" officeooo:rsid="0c29ea17" style:font-style-asian="italic" style:font-style-complex="italic"/>
    </style:style>
    <style:style style:name="T165" style:family="text">
      <style:text-properties fo:font-style="italic" officeooo:rsid="0c2df295" style:font-style-asian="italic" style:font-style-complex="italic"/>
    </style:style>
    <style:style style:name="T166" style:family="text">
      <style:text-properties fo:font-style="italic" officeooo:rsid="0c39a56f" style:font-style-asian="italic" style:font-style-complex="italic"/>
    </style:style>
    <style:style style:name="T167" style:family="text">
      <style:text-properties fo:font-style="italic" officeooo:rsid="0c436eb4" style:font-style-asian="italic" style:font-style-complex="italic"/>
    </style:style>
    <style:style style:name="T168" style:family="text">
      <style:text-properties fo:font-style="italic" officeooo:rsid="0c5b6f64" style:font-style-asian="italic" style:font-style-complex="italic"/>
    </style:style>
    <style:style style:name="T169" style:family="text">
      <style:text-properties fo:font-style="italic" officeooo:rsid="0cc1adc8" style:font-style-asian="italic" style:font-style-complex="italic"/>
    </style:style>
    <style:style style:name="T170" style:family="text">
      <style:text-properties fo:font-style="italic" officeooo:rsid="0cc52fcc" style:font-style-asian="italic" style:font-style-complex="italic"/>
    </style:style>
    <style:style style:name="T171" style:family="text">
      <style:text-properties fo:font-style="italic" officeooo:rsid="0cd07fe2" style:font-style-asian="italic" style:font-style-complex="italic"/>
    </style:style>
    <style:style style:name="T172" style:family="text">
      <style:text-properties fo:font-style="italic" officeooo:rsid="0cd0d1ff" style:font-style-asian="italic" style:font-style-complex="italic"/>
    </style:style>
    <style:style style:name="T173" style:family="text">
      <style:text-properties fo:font-style="italic" officeooo:rsid="0cdc7c5f" style:font-style-asian="italic" style:font-style-complex="italic"/>
    </style:style>
    <style:style style:name="T1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5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7a93e3e" style:font-style-asian="normal" style:font-style-complex="normal"/>
    </style:style>
    <style:style style:name="T178" style:family="text">
      <style:text-properties fo:font-style="normal" officeooo:rsid="0716bceb" style:font-style-asian="normal" style:font-style-complex="normal"/>
    </style:style>
    <style:style style:name="T179" style:family="text">
      <style:text-properties fo:font-style="normal" officeooo:rsid="07ee2bed" style:font-style-asian="normal" style:font-style-complex="normal"/>
    </style:style>
    <style:style style:name="T180" style:family="text">
      <style:text-properties fo:font-style="normal" officeooo:rsid="084802bf" style:font-style-asian="normal" style:font-style-complex="normal"/>
    </style:style>
    <style:style style:name="T181" style:family="text">
      <style:text-properties fo:font-style="normal" officeooo:rsid="0755d39c" style:font-style-asian="normal" style:font-style-complex="normal"/>
    </style:style>
    <style:style style:name="T182" style:family="text">
      <style:text-properties fo:font-style="normal" officeooo:rsid="07f952ae" style:font-style-asian="normal" style:font-style-complex="normal"/>
    </style:style>
    <style:style style:name="T183" style:family="text">
      <style:text-properties fo:font-style="normal" officeooo:rsid="0c0505c9" style:font-style-asian="normal" style:font-style-complex="normal"/>
    </style:style>
    <style:style style:name="T184" style:family="text">
      <style:text-properties fo:font-style="normal" officeooo:rsid="0c0e80f2" style:font-style-asian="normal" style:font-style-complex="normal"/>
    </style:style>
    <style:style style:name="T185" style:family="text">
      <style:text-properties fo:font-style="normal" officeooo:rsid="0a2359e9" style:font-style-asian="normal" style:font-style-complex="normal"/>
    </style:style>
    <style:style style:name="T186" style:family="text">
      <style:text-properties fo:font-style="normal" officeooo:rsid="07a244ef" style:font-style-asian="normal" style:font-style-complex="normal"/>
    </style:style>
    <style:style style:name="T187" style:family="text">
      <style:text-properties fo:font-style="normal" officeooo:rsid="0c4420ff" style:font-style-asian="normal" style:font-style-complex="normal"/>
    </style:style>
    <style:style style:name="T188" style:family="text">
      <style:text-properties fo:font-style="normal" officeooo:rsid="12ab7841" style:font-style-asian="normal" style:font-style-complex="normal"/>
    </style:style>
    <style:style style:name="T189" style:family="text">
      <style:text-properties fo:font-style="normal" officeooo:rsid="0c66900f" style:font-style-asian="normal" style:font-style-complex="normal"/>
    </style:style>
    <style:style style:name="T190" style:family="text">
      <style:text-properties fo:font-style="normal" officeooo:rsid="0cdc7c5f" style:font-style-asian="normal" style:font-style-complex="normal"/>
    </style:style>
    <style:style style:name="T1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ca8a8b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cba37c4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cbb1a9a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cbc8eac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cbef9c4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ce49c63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ce9b68c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cb8e730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cbef9c4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c10c48e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ce6b9b3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officeooo:rsid="0c4420ff" style:font-style-asian="normal" style:font-style-complex="normal"/>
    </style:style>
    <style:style style:name="T278" style:family="text">
      <style:text-properties fo:font-size="9pt" fo:font-weight="normal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307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308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309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310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311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312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313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314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315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316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317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318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319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320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321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322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323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324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325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326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327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328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329" style:family="text">
      <style:text-properties fo:font-size="9pt" fo:font-weight="normal" officeooo:rsid="0c5c5bc5" style:font-size-asian="9pt" style:font-weight-asian="normal" style:font-size-complex="9pt" style:font-weight-complex="normal"/>
    </style:style>
    <style:style style:name="T330" style:family="text">
      <style:text-properties fo:font-size="9pt" fo:font-weight="normal" officeooo:rsid="0cc0008c" style:font-size-asian="9pt" style:font-weight-asian="normal" style:font-size-complex="9pt" style:font-weight-complex="normal"/>
    </style:style>
    <style:style style:name="T331" style:family="text">
      <style:text-properties fo:font-size="9pt" style:font-size-asian="9pt" style:font-size-complex="9pt"/>
    </style:style>
    <style:style style:name="T332" style:family="text">
      <style:text-properties fo:font-size="9pt" officeooo:rsid="0716bceb" style:font-size-asian="9pt" style:font-size-complex="9pt"/>
    </style:style>
    <style:style style:name="T333" style:family="text">
      <style:text-properties fo:font-size="9pt" officeooo:rsid="07ce83fe" style:font-size-asian="9pt" style:font-size-complex="9pt"/>
    </style:style>
    <style:style style:name="T33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343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344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4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46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47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48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49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50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51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52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53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54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55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56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57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58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59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60" style:family="text">
      <style:text-properties fo:font-size="9pt" style:text-underline-style="none" fo:font-weight="normal" officeooo:rsid="0cbef9c4" style:font-size-asian="9pt" style:font-weight-asian="normal" style:font-size-complex="9pt" style:font-weight-complex="normal"/>
    </style:style>
    <style:style style:name="T361" style:family="text">
      <style:text-properties officeooo:rsid="0716bceb"/>
    </style:style>
    <style:style style:name="T362" style:family="text">
      <style:text-properties officeooo:rsid="077a6193"/>
    </style:style>
    <style:style style:name="T363" style:family="text">
      <style:text-properties officeooo:rsid="0755d39c"/>
    </style:style>
    <style:style style:name="T364" style:family="text">
      <style:text-properties officeooo:rsid="0b8c1f9a"/>
    </style:style>
    <style:style style:name="T365" style:family="text">
      <style:text-properties officeooo:rsid="0bbef8b6"/>
    </style:style>
    <style:style style:name="T366" style:family="text">
      <style:text-properties officeooo:rsid="0bbfcb53"/>
    </style:style>
    <style:style style:name="T367" style:family="text">
      <style:text-properties officeooo:rsid="0bc89ce6"/>
    </style:style>
    <style:style style:name="T368" style:family="text">
      <style:text-properties officeooo:rsid="0c03f54b"/>
    </style:style>
    <style:style style:name="T369" style:family="text">
      <style:text-properties officeooo:rsid="0c083243"/>
    </style:style>
    <style:style style:name="T370" style:family="text">
      <style:text-properties style:font-name="DejaVu Sans" fo:font-size="9pt" fo:font-weight="normal" officeooo:rsid="0716bceb" style:font-size-asian="9pt" style:font-weight-asian="normal" style:font-size-complex="9pt" style:font-weight-complex="normal"/>
    </style:style>
    <style:style style:name="T371" style:family="text">
      <style:text-properties style:font-name="DejaVu Sans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style:font-name="DejaVu Sans"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373" style:family="text">
      <style:text-properties style:font-name="DejaVu Sans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style:font-name="DejaVu Sans" fo:font-size="9pt" fo:font-style="normal" fo:font-weight="normal" officeooo:rsid="0cd8fabe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style:font-name="DejaVu Sans" fo:font-size="9pt" fo:font-style="normal" fo:font-weight="normal" officeooo:rsid="0cdc7c5f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style:font-name="DejaVu Sans" fo:font-size="9pt" fo:font-style="normal" fo:font-weight="normal" officeooo:rsid="0cde0706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style:font-name="DejaVu Sans" fo:font-size="9pt" fo:font-style="normal" fo:font-weight="normal" officeooo:rsid="0cdf6a6c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style:font-name="DejaVu Sans" fo:font-size="9pt" fo:font-style="normal" fo:font-weight="normal" officeooo:rsid="0ce0313a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style:font-name="DejaVu Sans" fo:font-size="9pt" fo:font-style="italic" fo:font-weight="bold" officeooo:rsid="0cd5fdfb" style:font-size-asian="9pt" style:font-style-asian="italic" style:font-weight-asian="bold" style:font-size-complex="9pt" style:font-style-complex="italic" style:font-weight-complex="bold"/>
    </style:style>
    <style:style style:name="T380" style:family="text">
      <style:text-properties style:font-name="DejaVu Sans" fo:font-size="9pt" fo:font-style="italic" fo:font-weight="bold" officeooo:rsid="0cdac6e6" style:font-size-asian="9pt" style:font-style-asian="italic" style:font-weight-asian="bold" style:font-size-complex="9pt" style:font-style-complex="italic" style:font-weight-complex="bold"/>
    </style:style>
    <style:style style:name="T381" style:family="text">
      <style:text-properties style:font-name="DejaVu Sans" fo:font-size="9pt" fo:font-style="italic" fo:font-weight="bold" officeooo:rsid="0cde0706" style:font-size-asian="9pt" style:font-style-asian="italic" style:font-weight-asian="bold" style:font-size-complex="9pt" style:font-style-complex="italic" style:font-weight-complex="bold"/>
    </style:style>
    <style:style style:name="T382" style:family="text">
      <style:text-properties style:font-name="DejaVu Sans" fo:font-style="italic" fo:font-weight="normal" officeooo:rsid="09e5464d" style:font-style-asian="italic" style:font-weight-asian="normal" style:font-style-complex="italic" style:font-weight-complex="normal"/>
    </style:style>
    <style:style style:name="T383" style:family="text">
      <style:text-properties style:font-name="DejaVu Sans" fo:font-weight="normal" style:font-weight-asian="normal" style:font-weight-complex="normal"/>
    </style:style>
    <style:style style:name="T384" style:family="text">
      <style:text-properties style:font-name="DejaVu Sans" fo:font-weight="normal" officeooo:rsid="09e2d4f7" style:font-weight-asian="normal" style:font-weight-complex="normal"/>
    </style:style>
    <style:style style:name="T385" style:family="text">
      <style:text-properties style:font-name="DejaVu Sans" fo:font-weight="normal" officeooo:rsid="09da8577" style:font-weight-asian="normal" style:font-weight-complex="normal"/>
    </style:style>
    <style:style style:name="T386" style:family="text">
      <style:text-properties style:font-name="DejaVu Sans" fo:font-weight="normal" officeooo:rsid="09ddbe66" style:font-weight-asian="normal" style:font-weight-complex="normal"/>
    </style:style>
    <style:style style:name="T387" style:family="text">
      <style:text-properties style:font-name="DejaVu Sans" fo:font-weight="normal" officeooo:rsid="09e6c71f" style:font-weight-asian="normal" style:font-weight-complex="normal"/>
    </style:style>
    <style:style style:name="T388" style:family="text">
      <style:text-properties style:font-name="DejaVu Sans" fo:font-weight="normal" officeooo:rsid="0b71e520" style:font-weight-asian="normal" style:font-weight-complex="normal"/>
    </style:style>
    <style:style style:name="T389" style:family="text">
      <style:text-properties style:font-name="DejaVu Sans" fo:font-weight="normal" officeooo:rsid="09db5a06" style:font-weight-asian="normal" style:font-weight-complex="normal"/>
    </style:style>
    <style:style style:name="T390" style:family="text">
      <style:text-properties style:font-name="DejaVu Sans" fo:font-weight="normal" officeooo:rsid="09d3bb0d" style:font-weight-asian="normal" style:font-weight-complex="normal"/>
    </style:style>
    <style:style style:name="T391" style:family="text">
      <style:text-properties style:font-name="DejaVu Sans" fo:font-weight="normal" officeooo:rsid="09e5464d" style:font-weight-asian="normal" style:font-weight-complex="normal"/>
    </style:style>
    <style:style style:name="T392" style:family="text">
      <style:text-properties style:font-name="DejaVu Sans" fo:font-weight="normal" officeooo:rsid="0ca5e5d4" style:font-weight-asian="normal" style:font-weight-complex="normal"/>
    </style:style>
    <style:style style:name="T393" style:family="text">
      <style:text-properties style:font-name="DejaVu Sans"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394" style:family="text">
      <style:text-properties style:font-name="DejaVu Sans" fo:font-style="normal" fo:font-weight="normal" officeooo:rsid="09e5464d" style:font-style-asian="normal" style:font-weight-asian="normal" style:font-style-complex="normal" style:font-weight-complex="normal"/>
    </style:style>
    <style:style style:name="T395" style:family="text">
      <style:text-properties style:font-name="DejaVu Sans" fo:font-style="normal" fo:font-weight="normal" officeooo:rsid="09e6e109" style:font-style-asian="normal" style:font-weight-asian="normal" style:font-style-complex="normal" style:font-weight-complex="normal"/>
    </style:style>
    <style:style style:name="T396" style:family="text">
      <style:text-properties style:font-name="DejaVu Sans" fo:font-style="normal" fo:font-weight="normal" officeooo:rsid="0caaeff3" style:font-style-asian="normal" style:font-weight-asian="normal" style:font-style-complex="normal" style:font-weight-complex="normal"/>
    </style:style>
    <style:style style:name="T397" style:family="text">
      <style:text-properties style:font-name="DejaVu Sans" fo:font-style="normal" fo:font-weight="normal" officeooo:rsid="0cacb64e" style:font-style-asian="normal" style:font-weight-asian="normal" style:font-style-complex="normal" style:font-weight-complex="normal"/>
    </style:style>
    <style:style style:name="T398" style:family="text">
      <style:text-properties style:font-name="DejaVu Sans" fo:font-style="normal" fo:font-weight="normal" officeooo:rsid="0caeb224" style:font-style-asian="normal" style:font-weight-asian="normal" style:font-style-complex="normal" style:font-weight-complex="normal"/>
    </style:style>
    <style:style style:name="T399" style:family="text">
      <style:text-properties officeooo:rsid="07a244ef"/>
    </style:style>
    <style:style style:name="T400" style:family="text">
      <style:text-properties style:text-underline-style="none" fo:font-weight="normal" officeooo:rsid="0c5924ef" style:font-weight-asian="normal" style:font-weight-complex="normal"/>
    </style:style>
    <style:style style:name="T401" style:family="text">
      <style:text-properties style:text-underline-style="none" fo:font-weight="normal" officeooo:rsid="09e8eb3b" style:font-weight-asian="normal" style:font-weight-complex="normal"/>
    </style:style>
    <style:style style:name="T402" style:family="text">
      <style:text-properties officeooo:rsid="0cdc7c5f"/>
    </style:style>
    <style:style style:name="T403" style:family="text">
      <style:text-properties officeooo:rsid="0ce49c63"/>
    </style:style>
    <style:style style:name="T404" style:family="text">
      <style:text-properties officeooo:rsid="09ef1826"/>
    </style:style>
    <style:style style:name="T405" style:family="text">
      <style:text-properties officeooo:rsid="0ce98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80">Y</text:span><text:span text:style-name="T278">ou learned your magic through dedication to the craft, </text:span><text:span text:style-name="T316">laboring to absorb</text:span><text:span text:style-name="T278"> the intricate incantations and gestures needed to cast each spell.</text:span></text:p>
      <text:h text:style-name="P97" text:outline-level="2">§ <text:span text:style-name="T366">Wizard </text:span>Resources</text:h>
      <text:p text:style-name="P37"><text:span text:style-name="T2">Mana</text:span><text:span text:style-name="T4"> ► </text:span><text:span text:style-name="T46">T</text:span><text:span text:style-name="T11">he stored magical energy within your body, Mana powers many of a </text:span><text:span text:style-name="T28">wizard’s</text:span><text:span text:style-name="T11"> </text:span><text:span text:style-name="T340">⌞</text:span><text:span text:style-name="T341">s</text:span><text:span text:style-name="T100">pells</text:span><text:span text:style-name="T267">⌝</text:span><text:span text:style-name="T11">.</text:span></text:p>
      <text:p text:style-name="P3"/>
      <text:p text:style-name="P8"><text:span text:style-name="T280">● </text:span><text:span text:style-name="T286">1. </text:span><text:span text:style-name="T285">▢ ▢ ▢ ▢ ▢ ▢</text:span></text:p>
      <text:p text:style-name="P8"><text:span text:style-name="T280">○ </text:span><text:span text:style-name="T286">2. </text:span><text:span text:style-name="T285">▢ ▢ </text:span></text:p>
      <text:p text:style-name="P8"><text:span text:style-name="T280">○ </text:span><text:span text:style-name="T286">3. </text:span><text:span text:style-name="T285">▢ ▢ </text:span></text:p>
      <text:p text:style-name="P59"/>
      <text:p text:style-name="P81">Concentration ► <text:span text:style-name="T4">Holding a spell active requires enormous </text:span><text:span text:style-name="T33">mental effort</text:span><text:span text:style-name="T4">. </text:span><text:span text:style-name="T48">You can hold a </text:span><text:span text:style-name="T4">limited number of </text:span><text:span text:style-name="T340">⌞</text:span><text:span text:style-name="T341">s</text:span><text:span text:style-name="T4">pells</text:span><text:span text:style-name="T267">⌝</text:span><text:span text:style-name="T4"> active at once. When you </text:span><text:span text:style-name="T16">spend</text:span><text:span text:style-name="T4"> a Concentration, </text:span><text:span text:style-name="T121">clear</text:span><text:span text:style-name="T47"> the ▢, but</text:span><text:span text:style-name="T4"> note the name of the active </text:span><text:span text:style-name="T119">spell</text:span><text:span text:style-name="T4">. </text:span><text:span text:style-name="T122">So long as you’re alive, t</text:span><text:span text:style-name="T27">he </text:span><text:span text:style-name="T119">spell’s </text:span><text:span text:style-name="T27">effect is active </text:span><text:span text:style-name="T49">until </text:span><text:span text:style-name="T50">a move makes you erase </text:span><text:span text:style-name="T120">its name.</text:span></text:p>
      <text:p text:style-name="P4"/>
      <text:p text:style-name="P84"><text:span text:style-name="T384">Y</text:span><text:span text:style-name="T385">ou cannot write down a </text:span><text:span text:style-name="T386">new </text:span><text:span text:style-name="T387">spell’s</text:span><text:span text:style-name="T385"> name in an occupied </text:span><text:span text:style-name="T388">spot</text:span><text:span text:style-name="T389">.</text:span><text:span text:style-name="T390"> </text:span><text:span text:style-name="T391">You must </text:span><text:span text:style-name="T371">⌞</text:span><text:span text:style-name="T382">drop concentration</text:span><text:span text:style-name="T393">⌝</text:span><text:span text:style-name="T394"> on the old </text:span><text:span text:style-name="T395">spell</text:span><text:span text:style-name="T394"> first. </text:span><text:span text:style-name="T397">However,</text:span><text:span text:style-name="T396"> you can refill the ▢ for a slot while </text:span><text:span text:style-name="T398">still </text:span><text:span text:style-name="T396">holding </text:span><text:span text:style-name="T398">the last </text:span><text:span text:style-name="T396">spell in it.</text:span></text:p>
      <text:p text:style-name="Standard"><text:span text:style-name="T370"><text:s/></text:span><text:span text:style-name="T4"><text:s text:c="7"/>⎧</text:span></text:p>
      <text:p text:style-name="P2">● 1.▢</text:p>
      <text:p text:style-name="P2"><text:s text:c="8"/>⎩</text:p>
      <text:p text:style-name="P2"><text:s text:c="8"/>⎧</text:p>
      <text:p text:style-name="P2">○ 2.▢</text:p>
      <text:p text:style-name="P2"><text:s text:c="8"/>⎩</text:p>
      <text:p text:style-name="P2"><text:s text:c="8"/>⎧</text:p>
      <text:p text:style-name="P2">○ 3.▢</text:p>
      <text:p text:style-name="P2"><text:s text:c="8"/>⎩</text:p>
      <text:h text:style-name="P97" text:outline-level="2">§ <text:span text:style-name="T365">Wizard </text:span>Aptitudes</text:h>
      <text:p text:style-name="P15"><text:span text:style-name="T8">● </text:span><text:span text:style-name="T362">Attainment ○ ○ ○ ►</text:span><text:span text:style-name="T18"> </text:span><text:span text:style-name="T52">S</text:span><text:span text:style-name="T43">haping</text:span><text:span text:style-name="T41">, </text:span><text:span text:style-name="T43">manipulating</text:span><text:span text:style-name="T41">, </text:span><text:span text:style-name="T43">controlling</text:span><text:span text:style-name="T41">, </text:span><text:span text:style-name="T43">targeting</text:span><text:span text:style-name="T41">, or </text:span><text:span text:style-name="T43">applying </text:span><text:span text:style-name="T268">⌞</text:span><text:span text:style-name="T270">cantrips</text:span><text:span text:style-name="T267">⌝ </text:span><text:span text:style-name="T270">and</text:span><text:span text:style-name="T43"> </text:span><text:span text:style-name="T268">⌞</text:span><text:span text:style-name="T269">s</text:span><text:span text:style-name="T42">pells</text:span><text:span text:style-name="T267">⌝</text:span><text:span text:style-name="T42"> from this playbook.</text:span></text:p>
      <text:h text:style-name="P97" text:outline-level="2"><text:span text:style-name="T364">§ Wizard </text:span>Moves</text:h>
      <text:p text:style-name="P32"><text:span text:style-name="T174">Soak Mana</text:span><text:span text:style-name="T2"> ►</text:span> <text:span text:style-name="T4">You </text:span><text:span text:style-name="T19">can </text:span><text:span text:style-name="T29">restore</text:span><text:span text:style-name="T4"> Mana by </text:span><text:span text:style-name="T22">harmlessly</text:span><text:span text:style-name="T19"> </text:span><text:span text:style-name="T22">absorbing what’s radiated</text:span><text:span text:style-name="T4"> from living creatures. </text:span><text:span text:style-name="T19">B</text:span><text:span text:style-name="T4">y spending time around people, animals, </text:span><text:span text:style-name="T30">or very lush veg</text:span><text:span text:style-name="T44">e</text:span><text:span text:style-name="T30">tation</text:span><text:span text:style-name="T4">, </text:span><text:span text:style-name="T19">you gain </text:span><text:span text:style-name="T4">1 Mana for every 8 hours—</text:span><text:span text:style-name="T20">it need not be continuous</text:span><text:span text:style-name="T4">. If that’s not fast enough for you, maybe your power demands </text:span><text:span text:style-name="T23">that </text:span><text:span text:style-name="T4">you </text:span><text:span text:style-name="T340">⌞</text:span><text:span text:style-name="T143">reap</text:span><text:span text:style-name="T142"> </text:span><text:span text:style-name="T141">Mana</text:span><text:span text:style-name="T267">⌝</text:span><text:span text:style-name="T191">.</text:span></text:p>
      <text:p text:style-name="P33"/>
      <text:p text:style-name="P9"><text:span text:style-name="T154">Reap</text:span><text:span text:style-name="T150"> Mana</text:span><text:span text:style-name="T176"> ►</text:span><text:span text:style-name="T191"> You forcibly </text:span><text:span text:style-name="T217">tear</text:span><text:span text:style-name="T191"> the Mana from a living creature to power your magic, stealing its life force </text:span><text:span text:style-name="T195">with a touch</text:span><text:span text:style-name="T191">. </text:span><text:span text:style-name="T338">⊞</text:span><text:span text:style-name="T343">⌊</text:span><text:span text:style-name="T177">Attainment</text:span><text:span text:style-name="T343">⌋</text:span><text:span text:style-name="T194">.</text:span></text:p>
      <text:p text:style-name="P33"/>
      <text:p text:style-name="P55"><text:span text:style-name="T331">🡕</text:span><text:span text:style-name="T278"> </text:span><text:span text:style-name="T305">You pick 1:</text:span></text:p>
      <text:list xml:id="list300321898" text:style-name="L1">
        <text:list-item>
          <text:p text:style-name="P85"><text:span text:style-name="T306">y</text:span><text:span text:style-name="T287">ou draw </text:span><text:span text:style-name="T315">3</text:span><text:span text:style-name="T287"> Mana from a </text:span><text:span text:style-name="T291">nearby </text:span><text:span text:style-name="T287">latent leyline instead of your target. They’re unharmed.</text:span></text:p>
        </text:list-item>
        <text:list-item>
          <text:p text:style-name="P86"><text:span text:style-name="T306">y</text:span><text:span text:style-name="T278">ou get 4 Mana and </text:span><text:span text:style-name="T323">take 3 harm</text:span><text:span text:style-name="T322">.</text:span></text:p>
        </text:list-item>
      </text:list>
      <text:p text:style-name="P42"><text:span text:style-name="T344">🡒</text:span><text:span text:style-name="T279"> </text:span><text:span text:style-name="T288">You get </text:span><text:span text:style-name="T289">3</text:span><text:span text:style-name="T288"> Mana </text:span><text:span text:style-name="T289">and they take 2 harm.</text:span></text:p>
      <text:p text:style-name="P43"><text:span text:style-name="T331">🡖</text:span><text:span text:style-name="T278"> </text:span><text:span text:style-name="T288">You get </text:span><text:span text:style-name="T329">2</text:span><text:span text:style-name="T288"> Mana and </text:span><text:span text:style-name="T290">they take 2 harm.</text:span></text:p>
      <text:p text:style-name="P47"><text:span text:style-name="T181">🡓</text:span><text:span text:style-name="T193"> </text:span><text:span text:style-name="T196">You don’t get any Mana </text:span><text:span text:style-name="T214">and</text:span><text:span text:style-name="T196"> </text:span><text:span text:style-name="T214">t</text:span><text:span text:style-name="T210">hey’re unharmed.</text:span></text:p>
      <text:p text:style-name="P51"/>
      <text:p text:style-name="P34"><text:span text:style-name="T351">Restore</text:span><text:span text:style-name="T174"> Concentration</text:span><text:span text:style-name="T2"> ►</text:span><text:span text:style-name="T4"> </text:span><text:span text:style-name="T355">⌞</text:span><text:span text:style-name="T146">D</text:span><text:span text:style-name="T144">rop concentration</text:span><text:span text:style-name="T148">⌝</text:span><text:span text:style-name="T144"> </text:span><text:span text:style-name="T219">on all </text:span><text:span text:style-name="T221">the </text:span><text:span text:style-name="T228">⌞</text:span><text:span text:style-name="T229">s</text:span><text:span text:style-name="T228">pell</text:span><text:span text:style-name="T230">s</text:span><text:span text:style-name="T228">⌝</text:span><text:span text:style-name="T219"> you’re currently holding. </text:span><text:span text:style-name="T17">You </text:span><text:span text:style-name="T36">can then </text:span><text:span text:style-name="T34">gain</text:span><text:span text:style-name="T17"> 1 Concentration by meditating </text:span><text:span text:style-name="T38">uninterrupted </text:span><text:span text:style-name="T17">for </text:span><text:span text:style-name="T38">most of </text:span><text:span text:style-name="T17">an hour. </text:span><text:span text:style-name="T40">Alternatively</text:span><text:span text:style-name="T37">, i</text:span><text:span text:style-name="T17">f you </text:span><text:span text:style-name="T76">can </text:span><text:span text:style-name="T17">sleep </text:span><text:span text:style-name="T21">restfully</text:span><text:span text:style-name="T17"> for a few hours </text:span><text:span text:style-name="T76">and </text:span><text:span text:style-name="T17">wake up with full Concentration.</text:span></text:p>
      <text:p text:style-name="P5"/>
      <text:p text:style-name="P35"><text:span text:style-name="T352">Drop </text:span><text:span text:style-name="T175">Concentration</text:span><text:span text:style-name="T3"> ►</text:span><text:span text:style-name="T17"> </text:span><text:span text:style-name="T45">W</text:span><text:span text:style-name="T35">hen a move or the GM says so, or whenever you will it, erase a ⌞</text:span><text:span text:style-name="T51">s</text:span><text:span text:style-name="T35">pell⌝ you’re holding in Concentration. The </text:span><text:span text:style-name="T51">s</text:span><text:span text:style-name="T35">pell’s effects end </text:span><text:span text:style-name="T39">more or less immediately.</text:span></text:p>
      <text:p text:style-name="P6"/>
      <text:p text:style-name="P38"><text:span text:style-name="T185">L</text:span><text:span text:style-name="T176">ose Consciousness</text:span> <text:span text:style-name="T399">►</text:span><text:span text:style-name="T252"> </text:span><text:span text:style-name="T191">If you lose consciousness, </text:span><text:span text:style-name="T253">y</text:span><text:span text:style-name="T191">ou </text:span><text:span text:style-name="T253">automatically</text:span><text:span text:style-name="T191"> </text:span><text:span text:style-name="T358">⌞</text:span><text:span text:style-name="T359">d</text:span><text:span text:style-name="T110">rop concentration</text:span><text:span text:style-name="T400">⌝</text:span><text:span text:style-name="T191"> on all </text:span><text:span text:style-name="T228">⌞</text:span><text:span text:style-name="T229">s</text:span><text:span text:style-name="T228">pell</text:span><text:span text:style-name="T254">s</text:span><text:span text:style-name="T228">⌝</text:span><text:span text:style-name="T191">.</text:span></text:p>
      <text:p text:style-name="P78"/>
      <text:p text:style-name="P82"><text:span text:style-name="T185">L</text:span><text:span text:style-name="T176">ose </text:span><text:span text:style-name="T189">Health</text:span><text:span text:style-name="T176"> </text:span><text:span text:style-name="T186">►</text:span><text:span text:style-name="T252"> </text:span><text:span text:style-name="T257">When you lose ⌞health⌝ </text:span><text:span text:style-name="T258">while you have </text:span><text:span text:style-name="T262">any</text:span><text:span text:style-name="T258"> </text:span><text:span text:style-name="T228">⌞</text:span><text:span text:style-name="T229">s</text:span><text:span text:style-name="T228">pell</text:span><text:span text:style-name="T254">s</text:span><text:span text:style-name="T228">⌝</text:span><text:span text:style-name="T258"> in Concentration</text:span><text:span text:style-name="T257">, </text:span><text:span text:style-name="T187">⊞</text:span><text:span text:style-name="T343">⌊</text:span><text:span text:style-name="T187">Attainment</text:span><text:span text:style-name="T343">⌋</text:span><text:span text:style-name="T257">.</text:span></text:p>
      <text:p text:style-name="P82"><text:span text:style-name="T187"/></text:p>
      <text:p text:style-name="P82"><text:span text:style-name="T187">🡕🡒 </text:span><text:span text:style-name="T260">You maintain </text:span><text:span text:style-name="T261">your </text:span><text:span text:style-name="T260">concentration.</text:span></text:p>
      <text:p text:style-name="P82"><text:span text:style-name="T187">🡖</text:span><text:span text:style-name="T257"> </text:span><text:span text:style-name="T263">You </text:span><text:span text:style-name="T358">⌞</text:span><text:span text:style-name="T360">d</text:span><text:span text:style-name="T110">rop concentration</text:span><text:span text:style-name="T400">⌝</text:span><text:span text:style-name="T267"> </text:span><text:span text:style-name="T271">on </text:span><text:span text:style-name="T272">one spell at random.</text:span></text:p>
      <text:p text:style-name="P83"><text:span text:style-name="T277">🡓 </text:span><text:span text:style-name="T274">You </text:span><text:span text:style-name="T358">⌞</text:span><text:span text:style-name="T360">d</text:span><text:span text:style-name="T401">rop concentration</text:span><text:span text:style-name="T400">⌝</text:span><text:span text:style-name="T267"> </text:span><text:span text:style-name="T273">on all active spells.</text:span></text:p>
      <text:p text:style-name="P6"/>
      <text:p text:style-name="P16"><text:span text:style-name="T361">○ Asbestos Hide ►</text:span><text:span text:style-name="T39"> </text:span><text:span text:style-name="T108">You’re not injured by h</text:span><text:span text:style-name="T222">eat, </text:span><text:span text:style-name="T224">electricity, </text:span><text:span text:style-name="T248">or</text:span><text:span text:style-name="T247"> </text:span><text:span text:style-name="T232">fire </text:span><text:span text:style-name="T249">created by </text:span><text:span text:style-name="T222">your ⌞</text:span><text:span text:style-name="T223">s</text:span><text:span text:style-name="T222">pell⌝ </text:span><text:span text:style-name="T231">effects</text:span><text:span text:style-name="T246">.</text:span></text:p>
      <text:p text:style-name="P60"/>
      <text:p text:style-name="P24"><text:span text:style-name="T151">○ </text:span><text:span text:style-name="T183">Night Eyes</text:span><text:span text:style-name="T151"> ►</text:span><text:span text:style-name="T241"> </text:span><text:span text:style-name="T242">You permanently </text:span><text:span text:style-name="T255">have</text:span><text:span text:style-name="T242"> the ⌞status⌝ ‘</text:span><text:span text:style-name="T243">completely </text:span><text:span text:style-name="T242">colorblind’, but </text:span><text:span text:style-name="T244">you </text:span><text:span text:style-name="T242">can see perfectly </text:span><text:span text:style-name="T245">even in the </text:span><text:span text:style-name="T256">absolute </text:span><text:span text:style-name="T245">absence of light. This </text:span><text:span text:style-name="T275">doesn’t</text:span><text:span text:style-name="T245"> let you see </text:span><text:span text:style-name="T250">invisible stuff or </text:span><text:span text:style-name="T245">through obstructions like smoke </text:span><text:span text:style-name="T251">and</text:span><text:span text:style-name="T245"> fog.</text:span></text:p>
      <text:p text:style-name="P68"/>
      <text:p text:style-name="P25"><text:span text:style-name="T151">○ </text:span><text:span text:style-name="T184">Fairy Torch</text:span><text:span text:style-name="T151"> ►</text:span><text:span text:style-name="T8"> </text:span><text:span text:style-name="T89">You can summon or dismiss a </text:span><text:span text:style-name="T90">floating, </text:span><text:span text:style-name="T89">torch-bright iconic light source at will. This could be a small creature, spell effect, or artifact; but it’s always the same </text:span><text:span text:style-name="T99">for you.</text:span></text:p>
      <text:p text:style-name="P61"><text:s text:c="17"/>⎧</text:p>
      <text:p text:style-name="P31"><text:span text:style-name="T392">Iconic light</text:span><text:span text:style-name="T383">:</text:span></text:p>
      <text:p text:style-name="P14"><text:s text:c="17"/>⎩</text:p>
      <text:h text:style-name="P98" text:outline-level="3">§ <text:span text:style-name="T368">Cantrips</text:span></text:h>
      <text:p text:style-name="P23"><text:span text:style-name="T8">○ </text:span><text:span text:style-name="T160">Fuse</text:span><text:span text:style-name="T4"> ► </text:span><text:span text:style-name="T87">You instantly attach two objects by touching them together. The bond is about as strong as epoxy.</text:span></text:p>
      <text:p text:style-name="P62"/>
      <text:p text:style-name="P74"><text:span text:style-name="T361">○ </text:span><text:span text:style-name="T161">Cleave</text:span><text:span text:style-name="T369"> ►</text:span><text:span text:style-name="T88"> </text:span><text:span text:style-name="T91">With a touch, you deliver a forceful cut </text:span><text:span text:style-name="T92">like that of a sharp kitchen knife.</text:span></text:p>
      <text:p text:style-name="P74"><text:span text:style-name="T92"/></text:p>
      <text:p text:style-name="P75"><text:span text:style-name="T8">○ </text:span><text:span text:style-name="T171">Clatter</text:span><text:span text:style-name="T88"> ► </text:span><text:span text:style-name="T135">You cause a sharp but unidentifiable noise to emanate from any point in space you can see.</text:span></text:p>
      <text:p text:style-name="P75"><text:span text:style-name="T135"/></text:p>
      <text:p text:style-name="P76"><text:span text:style-name="T8">○ </text:span><text:span text:style-name="T172">Flare</text:span><text:span text:style-name="T88"> ► </text:span><text:span text:style-name="T136">You launch </text:span><text:span text:style-name="T137">from your palm </text:span><text:span text:style-name="T136">a brilliantly bright beam or streak of light in a color of your choice. The light is utterly harmless, but can be seen from miles around if launched into the air.</text:span></text:p>
      <text:h text:style-name="Heading_20_3" text:outline-level="3">§ Spells</text:h>
      <text:p text:style-name="P17"><text:span text:style-name="T361">○ </text:span><text:span text:style-name="T151">Flame Dart</text:span><text:span text:style-name="T361"> ►</text:span><text:span text:style-name="T12"> Spend 1 Mana. </text:span><text:span text:style-name="T54">For the next couple minutes, y</text:span><text:span text:style-name="T32">ou </text:span><text:span text:style-name="T54">can </text:span><text:span text:style-name="T74">voluntarily </text:span><text:span text:style-name="T14">launch bullet-fast bolt</text:span><text:span text:style-name="T55">s</text:span><text:span text:style-name="T14"> of fire </text:span><text:span text:style-name="T55">from your fingertip</text:span><text:span text:style-name="T14">.</text:span><text:span text:style-name="T13"> </text:span><text:span text:style-name="T57">Darts impact with a small but forceful explosion </text:span><text:span text:style-name="T77">and intense heat.</text:span></text:p>
      <text:p text:style-name="P18"/>
      <text:p text:style-name="P18"><text:span text:style-name="T361">○ </text:span><text:span text:style-name="T150">Fireball</text:span> ► <text:span text:style-name="T5">Spend </text:span><text:span text:style-name="T75">1</text:span><text:span text:style-name="T5"> Mana. </text:span><text:span text:style-name="T4">You summon a ball of </text:span><text:span text:style-name="T61">compressed </text:span><text:span text:style-name="T4">fire to your </text:span><text:span text:style-name="T56">palm</text:span><text:span text:style-name="T4">. </text:span><text:span text:style-name="T60">While you can perceive it, y</text:span><text:span text:style-name="T31">ou can </text:span><text:span text:style-name="T56">mentally </text:span><text:span text:style-name="T31">move it around in space</text:span><text:span text:style-name="T15">, including launching it at fast-pitch speeds. </text:span><text:span text:style-name="T6">It</text:span><text:span text:style-name="T7">s</text:span><text:span text:style-name="T6"> </text:span><text:span text:style-name="T58">impact engulfs a </text:span><text:span text:style-name="T66">5</text:span><text:span text:style-name="T58">m sphere in searing </text:span><text:span text:style-name="T59">flame.</text:span></text:p>
      <text:p text:style-name="P11"/>
      <text:p text:style-name="P39"><text:span text:style-name="T345">○ </text:span><text:span text:style-name="T353">Flame Wall </text:span><text:span text:style-name="T354">(1)</text:span><text:span text:style-name="T346"> ►</text:span><text:span text:style-name="T318"> </text:span><text:span text:style-name="T319">Spend 1 Concentration. </text:span><text:span text:style-name="T317">⊞</text:span><text:span text:style-name="T342">⌊</text:span><text:span text:style-name="T347">Attainment</text:span><text:span text:style-name="T342">⌋</text:span><text:span text:style-name="T317"> to </text:span><text:span text:style-name="T281">summon a magical wall of flame </text:span><text:span text:style-name="T324">no longer than 40m</text:span><text:span text:style-name="T281">. </text:span><text:span text:style-name="T324">The wall’s path is straight, but you may </text:span><text:span text:style-name="T327">conjure </text:span><text:span text:style-name="T324">it anywhere you perceive in any orientation </text:span><text:span text:style-name="T325">along the ground or any other </text:span><text:span text:style-name="T326">solid plane.</text:span></text:p>
      <text:p text:style-name="P12"/>
      <text:p text:style-name="P56"><text:span text:style-name="T331">🡕</text:span><text:span text:style-name="T278"> </text:span><text:span text:style-name="T281">It’s a towering wall of flame, and you can </text:span><text:span text:style-name="T330">mentally direct it to </text:span><text:span text:style-name="T281">move it at </text:span><text:span text:style-name="T282">a moderate pace.</text:span></text:p>
      <text:p text:style-name="P52"><text:span text:style-name="T344">🡒</text:span><text:span text:style-name="T279"> </text:span><text:span text:style-name="T283">It’s </text:span><text:span text:style-name="T284">a high wall, above your head at least.</text:span></text:p>
      <text:p text:style-name="P44"><text:span text:style-name="T331">🡖</text:span><text:span text:style-name="T278"> </text:span><text:span text:style-name="T284">It’s a waist-high wall.</text:span></text:p>
      <text:p text:style-name="P48"><text:span text:style-name="T363">🡓</text:span><text:span text:style-name="T9"> </text:span><text:span text:style-name="T10">It’s a trail of very hot, </text:span><text:span text:style-name="T118">knee</text:span><text:span text:style-name="T10">-high flames.</text:span></text:p>
      <text:p text:style-name="P19"/>
      <text:p text:style-name="P20"><text:span text:style-name="T361">○ </text:span><text:span text:style-name="T156">Stunning Spark</text:span> ►<text:span text:style-name="T4"> </text:span><text:span text:style-name="T53">Spend 1 Mana. </text:span><text:span text:style-name="T62">For the next couple minutes, your touch </text:span><text:span text:style-name="T72">involuntarily </text:span><text:span text:style-name="T62">deliver</text:span><text:span text:style-name="T63">s</text:span><text:span text:style-name="T62"> </text:span><text:span text:style-name="T53">a tremendous, but non-lethal, electrical shock. The shock typically does </text:span><text:span text:style-name="T103">no </text:span><text:span text:style-name="T104">serious </text:span><text:span text:style-name="T103">injury (0 harm)</text:span><text:span text:style-name="T53">, but </text:span><text:span text:style-name="T102">thoroughly</text:span><text:span text:style-name="T53"> disrupts nerves and circuits.</text:span></text:p>
      <text:p text:style-name="P63"/>
      <text:p text:style-name="P21"><text:span text:style-name="T361">○ </text:span><text:span text:style-name="T157">Searing Arc </text:span><text:span text:style-name="T159">(2)</text:span> ►<text:span text:style-name="T4"> </text:span><text:span text:style-name="T64">Spend 1 </text:span><text:span text:style-name="T101">Concentration</text:span><text:span text:style-name="T64">. </text:span><text:span text:style-name="T101">While you hold the spell in Concentration</text:span><text:span text:style-name="T64">, you can </text:span><text:soft-page-break/><text:span text:style-name="T73">voluntarily </text:span><text:span text:style-name="T64">emit monstrous arcs of targeted electrical current from your hands. </text:span><text:span text:style-name="T78">They’ll shoot at least 10m, </text:span><text:span text:style-name="T81">but </text:span><text:span text:style-name="T82">it’s hard to hit small targets</text:span><text:span text:style-name="T78">.</text:span><text:span text:style-name="T64"> </text:span><text:span text:style-name="T80">Careful! T</text:span><text:span text:style-name="T64">he electricity arc</text:span><text:span text:style-name="T65">s</text:span><text:span text:style-name="T64"> between nearby folks and objects</text:span><text:span text:style-name="T79">.</text:span></text:p>
      <text:p text:style-name="P64"/>
      <text:p text:style-name="P29"><text:span text:style-name="T361">○ </text:span><text:span text:style-name="T164">Maxwell’s Demon </text:span><text:span text:style-name="T165">(3)</text:span> ►<text:span text:style-name="T4"> </text:span><text:span text:style-name="T105">Spend 2 Mana. </text:span><text:span text:style-name="T107">You can transfer heat from any source you perceive to any destination within 50m of the source.</text:span></text:p>
      <text:p text:style-name="P64"/>
      <text:p text:style-name="P30"><text:span text:style-name="T361">○</text:span><text:span text:style-name="T159"> </text:span><text:span text:style-name="T166">Invisibility</text:span> ►<text:span text:style-name="T4"> </text:span><text:span text:style-name="T109">Spend 1 Concentration. While you hold the spell in Concentration, you’re invisible.</text:span></text:p>
      <text:p text:style-name="P64"/>
      <text:p text:style-name="P26"><text:span text:style-name="T361">○ </text:span><text:span text:style-name="T162">Bulletproof</text:span> ►<text:span text:style-name="T4"> </text:span><text:span text:style-name="T93">Spend 1 Mana. For </text:span><text:span text:style-name="T105">a</text:span><text:span text:style-name="T93"> moment, </text:span><text:span text:style-name="T95">blunt</text:span><text:span text:style-name="T94"> projectiles</text:span><text:span text:style-name="T93"> leave only bruises on your skin, </text:span><text:span text:style-name="T106">no matter their speed</text:span><text:span text:style-name="T93"> </text:span><text:span text:style-name="T111">or mass.</text:span></text:p>
      <text:p text:style-name="P65"/>
      <text:p text:style-name="P27"><text:span text:style-name="T361">○ </text:span><text:span text:style-name="T163">Deflect Arrows</text:span><text:span text:style-name="T361"> ►</text:span><text:span text:style-name="T8"> </text:span><text:span text:style-name="T96">Spend 1 Mana. For the next few moments, any projectile</text:span><text:span text:style-name="T112">s</text:span><text:span text:style-name="T96"> going no faster than a </text:span><text:span text:style-name="T97">crossbow bolt </text:span><text:span text:style-name="T112">are</text:span><text:span text:style-name="T96"> physically deflected away from your body.</text:span></text:p>
      <text:p text:style-name="P66"/>
      <text:p text:style-name="P28"><text:span text:style-name="T361">○ </text:span><text:span text:style-name="T169">Instill Emotion </text:span><text:span text:style-name="T361">►</text:span><text:span text:style-name="T8"> </text:span><text:span text:style-name="T98">Spend 1 Mana. For the next few minutes, </text:span><text:span text:style-name="T123">everyone around you feels an overwhelming emotion of your choice toward you. </text:span><text:span text:style-name="T124">Alas, this cannot overcome </text:span><text:span text:style-name="T125">hostility that has already devolved to violence.</text:span></text:p>
      <text:p text:style-name="P28"><text:span text:style-name="T125"/></text:p>
      <text:p text:style-name="P73"><text:span text:style-name="T8">○ </text:span><text:span text:style-name="T170">Clouding Mist</text:span><text:span text:style-name="T147"> </text:span><text:span text:style-name="T8">► </text:span><text:span text:style-name="T128">Spend 1 </text:span><text:span text:style-name="T130">Concentration</text:span><text:span text:style-name="T128">. You fill a volume </text:span><text:span text:style-name="T131">of space</text:span><text:span text:style-name="T128"> with absolutely opaque, but otherwise harmless, </text:span><text:span text:style-name="T134">grey </text:span><text:span text:style-name="T128">mist. </text:span><text:span text:style-name="T132">You can fill </text:span><text:span text:style-name="T133">a space as large as a stadium</text:span><text:span text:style-name="T128">. How long it takes </text:span><text:span text:style-name="T129">to fill </text:span><text:span text:style-name="T128">depends on the volume, but no more than a minute. </text:span><text:span text:style-name="T134">You and your allies can see through the mist with some difficulty.</text:span></text:p>
      <text:p text:style-name="P67"><text:span text:style-name="T113"/></text:p>
      <text:p text:style-name="P28"><text:span text:style-name="T361">○ </text:span><text:span text:style-name="T168">Clarify</text:span><text:span text:style-name="T361"> ►</text:span><text:span text:style-name="T8"> </text:span><text:span text:style-name="T98">Spend 1 Mana. Touch </text:span><text:span text:style-name="T114">something </text:span><text:span text:style-name="T98">to make its entire exterior surface </text:span><text:span text:style-name="T115">physically </text:span><text:span text:style-name="T98">transparent </text:span><text:span text:style-name="T116">to visible light. </text:span><text:span text:style-name="T126">If it’s solid, the entire object becomes </text:span><text:span text:style-name="T127">transparent</text:span><text:span text:style-name="T98">. It becomes opaque again when you stop touching it.</text:span></text:p>
      <text:p text:style-name="P64"/>
      <text:p text:style-name="P22"><text:span text:style-name="T361">○ </text:span><text:span text:style-name="T158">Glitch</text:span> ►<text:span text:style-name="T4"> </text:span><text:span text:style-name="T65">Spend 1 Mana. </text:span><text:span text:style-name="T67">Inside of </text:span><text:span text:style-name="T69">50</text:span><text:span text:style-name="T67">m, every electronic device more complicated than a wristwatch </text:span><text:span text:style-name="T68">unceremoniously and permanently stops working. </text:span><text:span text:style-name="T70">Data might be recoverable. </text:span><text:span text:style-name="T71">Watch out for </text:span><text:span text:style-name="T83">aeronautics and </text:span><text:span text:style-name="T71">pacemakers.</text:span></text:p>
      <text:p text:style-name="P64"/>
      <text:p text:style-name="P36"><text:span text:style-name="T345">○ </text:span><text:span text:style-name="T174">Blink</text:span><text:span text:style-name="T2"> ► </text:span><text:span text:style-name="T24">Spend 1 Mana. </text:span><text:span text:style-name="T117">For the next few minutes, y</text:span><text:span text:style-name="T24">ou </text:span><text:span text:style-name="T117">can </text:span><text:span text:style-name="T24">instantly flick from where you are to any point you can perceive, so long as you have an </text:span><text:span text:style-name="T84">unimpeded</text:span><text:span text:style-name="T24"> straight path to it that your body could contort to fit through. </text:span><text:span text:style-name="T85">If it matters, y</text:span><text:span text:style-name="T25">ou do not </text:span><text:span text:style-name="T26">physically </text:span><text:span text:style-name="T25">traverse the space </text:span><text:span text:style-name="T86">between source and destination.</text:span></text:p>
      <text:p text:style-name="P7"/>
      <text:p text:style-name="P10"><text:span text:style-name="T332">○ </text:span><text:span text:style-name="T348">Circle of Transit </text:span><text:span text:style-name="T349">(</text:span><text:span text:style-name="T350">3</text:span><text:span text:style-name="T349">)</text:span><text:span text:style-name="T333"> ► </text:span><text:span text:style-name="T297">Spend </text:span><text:span text:style-name="T321">3</text:span><text:span text:style-name="T297"> Mana. Inscribe a simple circle on solid ground, up to 3m in diameter. When you trigger the spell, </text:span><text:span text:style-name="T317">⊞</text:span><text:span text:style-name="T343">⌊</text:span><text:span text:style-name="T333">Attainment</text:span><text:span text:style-name="T343">⌋</text:span><text:span text:style-name="T333"> </text:span><text:span text:style-name="T297">to </text:span><text:span text:style-name="T312">near-instantly </text:span><text:span text:style-name="T297">transport everyone </text:span><text:span text:style-name="T298">inside the circle </text:span><text:span text:style-name="T297">to a destination of your choosing. </text:span><text:span text:style-name="T299">Gear on their person</text:span><text:span text:style-name="T300">s</text:span><text:span text:style-name="T299"> goes along, but not just loose cargo.</text:span><text:span text:style-name="T297"> </text:span><text:span text:style-name="T301">One of the </text:span><text:span text:style-name="T302">people in the circle</text:span><text:span text:style-name="T301"> must </text:span><text:span text:style-name="T297">already have visited your </text:span><text:span text:style-name="T301">approximate </text:span><text:span text:style-name="T297">destination at some point in </text:span><text:span text:style-name="T303">their</text:span><text:span text:style-name="T297"> life, </text:span><text:span text:style-name="T328">but they don’t have to remember it</text:span><text:span text:style-name="T297">. </text:span><text:span text:style-name="T304">It works the same way if you’re in the circle or not.</text:span></text:p>
      <text:p text:style-name="P13"/>
      <text:p text:style-name="P57"><text:span text:style-name="T331">🡕</text:span><text:span text:style-name="T278"> </text:span><text:span text:style-name="T295">They</text:span><text:span text:style-name="T292"> arrive right on target and </text:span><text:span text:style-name="T296">you </text:span><text:span text:style-name="T313">restore</text:span><text:span text:style-name="T292"> 1 Mana.</text:span></text:p>
      <text:p text:style-name="P53"><text:span text:style-name="T344">🡒</text:span><text:span text:style-name="T279"> </text:span><text:span text:style-name="T295">They</text:span><text:span text:style-name="T293"> arrive right on target.</text:span></text:p>
      <text:p text:style-name="P45"><text:span text:style-name="T331">🡖</text:span><text:span text:style-name="T278"> </text:span><text:span text:style-name="T294">You pick</text:span><text:span text:style-name="T293"> 1.</text:span></text:p>
      <text:p text:style-name="P49"><text:span text:style-name="T181">🡓</text:span><text:span text:style-name="T193"> </text:span><text:span text:style-name="T199">You pick</text:span><text:span text:style-name="T197"> 2.</text:span></text:p>
      <text:list xml:id="list3045273760" text:style-name="L2">
        <text:list-item>
          <text:p text:style-name="P87"><text:span text:style-name="T191">the spell fizzles </text:span><text:span text:style-name="T198">and </text:span><text:span text:style-name="T203">they</text:span><text:span text:style-name="T198"> go nowhere.</text:span></text:p>
        </text:list-item>
        <text:list-item>
          <text:p text:style-name="P88"><text:span text:style-name="T204">they</text:span><text:span text:style-name="T191"> </text:span><text:span text:style-name="T265">each take a serious injury.</text:span></text:p>
        </text:list-item>
        <text:list-item>
          <text:p text:style-name="P89"><text:span text:style-name="T202">they</text:span><text:span text:style-name="T191"> arrive wildly off-target, maybe by miles—</text:span><text:span text:style-name="T201">b</text:span><text:span text:style-name="T200">ut not </text:span><text:span text:style-name="T205">someplace immediately fatal.</text:span></text:p>
        </text:list-item>
        <text:list-item>
          <text:p text:style-name="P90"><text:span text:style-name="T335">they</text:span><text:span text:style-name="T334"> arrive scattered </text:span><text:span text:style-name="T336">individually </text:span><text:span text:style-name="T334">to different points </text:span><text:span text:style-name="T339">within a few hundred meters of each other</text:span><text:span text:style-name="T334">. </text:span><text:span text:style-name="T337">You can’t choose this if there’s only one creature in the circle.</text:span></text:p>
        </text:list-item>
      </text:list>
      <text:p text:style-name="P91"/>
      <text:p text:style-name="P96"><text:span text:style-name="T372">○ </text:span><text:span text:style-name="T381">Stabilize</text:span><text:span text:style-name="T373"> ► </text:span><text:span text:style-name="T377">Spend 2 Mana. Touch someone to temporarily heal their injuries. For the rest of the scene, or until they lose ⌞Health⌝ again, they can ignore all injury-related status and act as if they’re in perfect form.</text:span></text:p>
      <text:p text:style-name="P95"><text:span text:style-name="T372"/></text:p>
      <text:p text:style-name="P95"><text:span text:style-name="T372">○ </text:span><text:span text:style-name="T379">Attentive </text:span><text:span text:style-name="T380">Chrysalis</text:span><text:span text:style-name="T373"> ► </text:span><text:span text:style-name="T374">Spend 1 Concentration. Over the course of a few minutes, you completely envelope a </text:span><text:span text:style-name="T378">nearby </text:span><text:span text:style-name="T374">willing or unconscious being in a tough, chitinous, </text:span><text:span text:style-name="T376">protective</text:span><text:span text:style-name="T374"> cocoon. </text:span><text:span text:style-name="T375">While in the cocoon, they remain unconscious and heal 1</text:span> ⌞Health⌝ <text:span text:style-name="T402">per 24 hours they’re inside. The cocoon dissolves into goo and they wake up when you </text:span><text:span text:style-name="T173">⌞drop concentration⌝</text:span><text:span text:style-name="T190">.</text:span></text:p>
      <text:p text:style-name="P93"/>
      <text:p text:style-name="P92"><text:span text:style-name="T178">○ </text:span><text:span text:style-name="T152">Disrupt </text:span><text:span text:style-name="T167">Concentration</text:span><text:span text:style-name="T207"> ►</text:span><text:span text:style-name="T192"> Spend </text:span><text:span text:style-name="T239">1</text:span><text:span text:style-name="T192"> Mana. </text:span><text:span text:style-name="T225">⊞</text:span><text:span text:style-name="T188">⌊</text:span><text:span text:style-name="T179">Attainment</text:span><text:span text:style-name="T188">⌋</text:span><text:span text:style-name="T208"> to disrupt </text:span><text:span text:style-name="T209">a ⌞</text:span><text:span text:style-name="T259">spell</text:span><text:span text:style-name="T209">⌝ that another </text:span><text:span text:style-name="T238">W</text:span><text:span text:style-name="T216">izard</text:span><text:span text:style-name="T209"> </text:span><text:span text:style-name="T240">of similar power </text:span><text:span text:style-name="T209">is holding in Concentration. </text:span></text:p>
      <text:p text:style-name="P92"><text:span text:style-name="T227"/></text:p>
      <text:p text:style-name="P92"><text:span text:style-name="T182">🡕🡒</text:span><text:span text:style-name="T209"> </text:span><text:span text:style-name="T264">T</text:span><text:span text:style-name="T220">hey </text:span><text:span text:style-name="T149">⌞</text:span><text:span text:style-name="T145">drop concentration</text:span><text:span text:style-name="T148">⌝</text:span><text:span text:style-name="T145"> </text:span><text:span text:style-name="T220">on that spell.</text:span></text:p>
      <text:p text:style-name="P94">🡖 <text:span text:style-name="T138">T</text:span><text:span text:style-name="T139">hey </text:span><text:span text:style-name="T149">⌞</text:span><text:span text:style-name="T145">drop concentration</text:span><text:span text:style-name="T148">⌝</text:span><text:span text:style-name="T145"> </text:span><text:span text:style-name="T139">on </text:span><text:span text:style-name="T138">one spell at random</text:span><text:span text:style-name="T139">.</text:span></text:p>
      <text:p text:style-name="P94"><text:span text:style-name="T404">🡓</text:span><text:span text:style-name="T139"> </text:span><text:span text:style-name="T140">They maintain concentration.</text:span></text:p>
      <text:p text:style-name="P40"><text:span text:style-name="T178">○ </text:span><text:span text:style-name="T153">Suppress </text:span><text:span text:style-name="T167">Magic</text:span><text:span text:style-name="T153"> </text:span><text:span text:style-name="T155">(2)</text:span><text:span text:style-name="T178"> ►</text:span><text:span text:style-name="T207"> </text:span><text:span text:style-name="T211">Spend 1 Concentration. </text:span><text:span text:style-name="T225">⊞</text:span><text:span text:style-name="T188">⌊</text:span><text:span text:style-name="T180">Attainment</text:span><text:span text:style-name="T188">⌋</text:span><text:span text:style-name="T211"> to suppress </text:span><text:span text:style-name="T233">any </text:span><text:span text:style-name="T234">single </text:span><text:span text:style-name="T233">magical effect </text:span><text:span text:style-name="T213">while </text:span><text:span text:style-name="T218">you hold this </text:span><text:span text:style-name="T235">spell </text:span><text:span text:style-name="T218">in Concentration.</text:span></text:p>
      <text:p text:style-name="P41"/>
      <text:p text:style-name="P58"><text:span text:style-name="T331">🡕</text:span><text:span text:style-name="T278"> </text:span><text:span text:style-name="T306">You pick 1:</text:span></text:p>
      <text:list xml:id="list744188699" text:style-name="L3">
        <text:list-item>
          <text:p text:style-name="P79"><text:span text:style-name="T278">you </text:span><text:span text:style-name="T307">permanently end the magical effect, even if you </text:span><text:span text:style-name="T355">⌞</text:span><text:span text:style-name="T357">drop concentration</text:span><text:span text:style-name="T356">⌝</text:span><text:span text:style-name="T307">. </text:span><text:span text:style-name="T309">If the effect is </text:span><text:span text:style-name="T310">a</text:span><text:span text:style-name="T320">n intrinsic</text:span><text:span text:style-name="T309"> </text:span><text:span text:style-name="T310">quality </text:span><text:span text:style-name="T309">of an item or being, it comes back </text:span><text:span text:style-name="T311">in</text:span><text:span text:style-name="T309"> 24 hours.</text:span></text:p>
        </text:list-item>
        <text:list-item>
          <text:p text:style-name="P80"><text:span text:style-name="T308">You fully suppress the magical effect and </text:span><text:span text:style-name="T314">restore</text:span><text:span text:style-name="T278"> 1 Concentration.</text:span></text:p>
        </text:list-item>
      </text:list>
      <text:p text:style-name="P54"><text:span text:style-name="T344">🡒</text:span><text:span text:style-name="T279"> </text:span><text:span text:style-name="T306">You fully suppress the magical effect.</text:span></text:p>
      <text:p text:style-name="P46"><text:span text:style-name="T331">🡖</text:span><text:span text:style-name="T278"> </text:span><text:span text:style-name="T306">You partially suppress the magical effect.</text:span></text:p>
      <text:p text:style-name="P50"><text:span text:style-name="T181">🡓</text:span><text:span text:style-name="T193"> </text:span><text:span text:style-name="T212">You partially suppress the magical effect, but you pick 1:</text:span></text:p>
      <text:list xml:id="list1386304017" text:style-name="L4">
        <text:list-item>
          <text:p text:style-name="P70"><text:span text:style-name="T212">y</text:span><text:span text:style-name="T191">ou spend 1 Mana.</text:span></text:p>
        </text:list-item>
        <text:list-item>
          <text:p text:style-name="P71"><text:span text:style-name="T215">i</text:span><text:span text:style-name="T191">f you </text:span><text:span text:style-name="T236">lose </text:span><text:span text:style-name="T191">sight of the </text:span><text:span text:style-name="T237">target </text:span><text:span text:style-name="T191">effect, you </text:span><text:span text:style-name="T149">⌞</text:span><text:span text:style-name="T145">drop concentration</text:span><text:span text:style-name="T148">⌝</text:span><text:span text:style-name="T267"> </text:span><text:span text:style-name="T266">on Suppress </text:span><text:span text:style-name="T276">Magic</text:span><text:span text:style-name="T266">.</text:span></text:p>
        </text:list-item>
        <text:list-item>
          <text:p text:style-name="P69">you take <text:span text:style-name="T405">a serious injury</text:span> <text:span text:style-name="T367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4T09:37:21.408705670</dc:date>
    <meta:editing-duration>P23DT5H15M1S</meta:editing-duration>
    <meta:editing-cycles>2889</meta:editing-cycles>
    <meta:generator>LibreOffice/6.0.7.3$Linux_X86_64 LibreOffice_project/00m0$Build-3</meta:generator>
    <meta:print-date>2021-12-09T06:18:48.838095711</meta:print-date>
    <meta:document-statistic meta:table-count="0" meta:image-count="0" meta:object-count="0" meta:page-count="2" meta:paragraph-count="91" meta:word-count="1633" meta:character-count="9224" meta:non-whitespace-character-count="7610"/>
  </office:meta>
</office:document-meta>
</file>